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3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Parlament 2013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Město</text:p>
          </table:table-cell>
          <table:table-cell table:style-name="Default" office:value-type="string" calcext:value-type="string">
            <text:p>voliči v seznamu</text:p>
          </table:table-cell>
          <table:table-cell table:style-name="Default" office:value-type="string" calcext:value-type="string">
            <text:p>vydané obálky</text:p>
          </table:table-cell>
          <table:table-cell table:style-name="Default" office:value-type="string" calcext:value-type="string">
            <text:p>účast v %</text:p>
          </table:table-cell>
          <table:table-cell table:style-name="Default" office:value-type="string" calcext:value-type="string">
            <text:p>platné hlasy</text:p>
          </table:table-cell>
          <table:table-cell table:style-name="Default" office:value-type="string" calcext:value-type="string">
            <text:p>hlasy pro Piráty</text:p>
          </table:table-cell>
          <table:table-cell table:style-name="Default" office:value-type="string" calcext:value-type="string">
            <text:p>v %</text:p>
          </table:table-cell>
        </table:table-row>
        <table:table-row table:style-name="ro1">
          <table:table-cell office:value-type="string" calcext:value-type="string">
            <text:p>Benešov</text:p>
          </table:table-cell>
          <table:table-cell office:value-type="float" office:value="78116" calcext:value-type="float">
            <text:p>78116</text:p>
          </table:table-cell>
          <table:table-cell office:value-type="float" office:value="48885" calcext:value-type="float">
            <text:p>48885</text:p>
          </table:table-cell>
          <table:table-cell office:value-type="float" office:value="62.58" calcext:value-type="float">
            <text:p>62,58</text:p>
          </table:table-cell>
          <table:table-cell office:value-type="float" office:value="48492" calcext:value-type="float">
            <text:p>48492</text:p>
          </table:table-cell>
          <table:table-cell office:value-type="float" office:value="1228" calcext:value-type="float">
            <text:p>1228</text:p>
          </table:table-cell>
          <table:table-cell office:value-type="float" office:value="2.53" calcext:value-type="float">
            <text:p>2,53</text:p>
          </table:table-cell>
        </table:table-row>
        <table:table-row table:style-name="ro1">
          <table:table-cell office:value-type="string" calcext:value-type="string">
            <text:p>Beroun</text:p>
          </table:table-cell>
          <table:table-cell office:value-type="float" office:value="68975" calcext:value-type="float">
            <text:p>68975</text:p>
          </table:table-cell>
          <table:table-cell office:value-type="float" office:value="42796" calcext:value-type="float">
            <text:p>42796</text:p>
          </table:table-cell>
          <table:table-cell office:value-type="float" office:value="62.05" calcext:value-type="float">
            <text:p>62,05</text:p>
          </table:table-cell>
          <table:table-cell office:value-type="float" office:value="42423" calcext:value-type="float">
            <text:p>42423</text:p>
          </table:table-cell>
          <table:table-cell office:value-type="float" office:value="1211" calcext:value-type="float">
            <text:p>1211</text:p>
          </table:table-cell>
          <table:table-cell office:value-type="float" office:value="2.85" calcext:value-type="float">
            <text:p>2,85</text:p>
          </table:table-cell>
        </table:table-row>
        <table:table-row table:style-name="ro1">
          <table:table-cell office:value-type="string" calcext:value-type="string">
            <text:p>Kladno</text:p>
          </table:table-cell>
          <table:table-cell office:value-type="float" office:value="128442" calcext:value-type="float">
            <text:p>128442</text:p>
          </table:table-cell>
          <table:table-cell office:value-type="float" office:value="72722" calcext:value-type="float">
            <text:p>72722</text:p>
          </table:table-cell>
          <table:table-cell office:value-type="float" office:value="56.62" calcext:value-type="float">
            <text:p>56,62</text:p>
          </table:table-cell>
          <table:table-cell office:value-type="float" office:value="72073" calcext:value-type="float">
            <text:p>72073</text:p>
          </table:table-cell>
          <table:table-cell office:value-type="float" office:value="1928" calcext:value-type="float">
            <text:p>1928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string" calcext:value-type="string">
            <text:p>Kolín</text:p>
          </table:table-cell>
          <table:table-cell office:value-type="float" office:value="77587" calcext:value-type="float">
            <text:p>77587</text:p>
          </table:table-cell>
          <table:table-cell office:value-type="float" office:value="46401" calcext:value-type="float">
            <text:p>46401</text:p>
          </table:table-cell>
          <table:table-cell office:value-type="float" office:value="59.81" calcext:value-type="float">
            <text:p>59,81</text:p>
          </table:table-cell>
          <table:table-cell office:value-type="float" office:value="46071" calcext:value-type="float">
            <text:p>46071</text:p>
          </table:table-cell>
          <table:table-cell office:value-type="float" office:value="1153" calcext:value-type="float">
            <text:p>1153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Kutná Hora</text:p>
          </table:table-cell>
          <table:table-cell office:value-type="float" office:value="60857" calcext:value-type="float">
            <text:p>60857</text:p>
          </table:table-cell>
          <table:table-cell office:value-type="float" office:value="36963" calcext:value-type="float">
            <text:p>36963</text:p>
          </table:table-cell>
          <table:table-cell office:value-type="float" office:value="60.74" calcext:value-type="float">
            <text:p>60,74</text:p>
          </table:table-cell>
          <table:table-cell office:value-type="float" office:value="36695" calcext:value-type="float">
            <text:p>36695</text:p>
          </table:table-cell>
          <table:table-cell office:value-type="float" office:value="976" calcext:value-type="float">
            <text:p>976</text:p>
          </table:table-cell>
          <table:table-cell office:value-type="float" office:value="2.65" calcext:value-type="float">
            <text:p>2,65</text:p>
          </table:table-cell>
        </table:table-row>
        <table:table-row table:style-name="ro1">
          <table:table-cell office:value-type="string" calcext:value-type="string">
            <text:p>Mělník</text:p>
          </table:table-cell>
          <table:table-cell office:value-type="float" office:value="81929" calcext:value-type="float">
            <text:p>81929</text:p>
          </table:table-cell>
          <table:table-cell office:value-type="float" office:value="46670" calcext:value-type="float">
            <text:p>46670</text:p>
          </table:table-cell>
          <table:table-cell office:value-type="float" office:value="56.96" calcext:value-type="float">
            <text:p>56,96</text:p>
          </table:table-cell>
          <table:table-cell office:value-type="float" office:value="46276" calcext:value-type="float">
            <text:p>46276</text:p>
          </table:table-cell>
          <table:table-cell office:value-type="float" office:value="1379" calcext:value-type="float">
            <text:p>1379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Mladá Boleslav</text:p>
          </table:table-cell>
          <table:table-cell office:value-type="float" office:value="95069" calcext:value-type="float">
            <text:p>95069</text:p>
          </table:table-cell>
          <table:table-cell office:value-type="float" office:value="56610" calcext:value-type="float">
            <text:p>56610</text:p>
          </table:table-cell>
          <table:table-cell office:value-type="float" office:value="59.55" calcext:value-type="float">
            <text:p>59,55</text:p>
          </table:table-cell>
          <table:table-cell office:value-type="float" office:value="56093" calcext:value-type="float">
            <text:p>56093</text:p>
          </table:table-cell>
          <table:table-cell office:value-type="float" office:value="1471" calcext:value-type="float">
            <text:p>1471</text:p>
          </table:table-cell>
          <table:table-cell office:value-type="float" office:value="2.62" calcext:value-type="float">
            <text:p>2,62</text:p>
          </table:table-cell>
        </table:table-row>
        <table:table-row table:style-name="ro1">
          <table:table-cell office:value-type="string" calcext:value-type="string">
            <text:p>Nymburk</text:p>
          </table:table-cell>
          <table:table-cell office:value-type="float" office:value="75346" calcext:value-type="float">
            <text:p>75346</text:p>
          </table:table-cell>
          <table:table-cell office:value-type="float" office:value="45524" calcext:value-type="float">
            <text:p>45524</text:p>
          </table:table-cell>
          <table:table-cell office:value-type="float" office:value="60.42" calcext:value-type="float">
            <text:p>60,42</text:p>
          </table:table-cell>
          <table:table-cell office:value-type="float" office:value="45111" calcext:value-type="float">
            <text:p>45111</text:p>
          </table:table-cell>
          <table:table-cell office:value-type="float" office:value="1149" calcext:value-type="float">
            <text:p>1149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string" calcext:value-type="string">
            <text:p>Praha-východ</text:p>
          </table:table-cell>
          <table:table-cell office:value-type="float" office:value="116717" calcext:value-type="float">
            <text:p>116717</text:p>
          </table:table-cell>
          <table:table-cell office:value-type="float" office:value="76977" calcext:value-type="float">
            <text:p>76977</text:p>
          </table:table-cell>
          <table:table-cell office:value-type="float" office:value="65.95" calcext:value-type="float">
            <text:p>65,95</text:p>
          </table:table-cell>
          <table:table-cell office:value-type="float" office:value="76370" calcext:value-type="float">
            <text:p>76370</text:p>
          </table:table-cell>
          <table:table-cell office:value-type="float" office:value="2275" calcext:value-type="float">
            <text:p>2275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string" calcext:value-type="string">
            <text:p>Praha-západ</text:p>
          </table:table-cell>
          <table:table-cell office:value-type="float" office:value="95032" calcext:value-type="float">
            <text:p>95032</text:p>
          </table:table-cell>
          <table:table-cell office:value-type="float" office:value="64572" calcext:value-type="float">
            <text:p>64572</text:p>
          </table:table-cell>
          <table:table-cell office:value-type="float" office:value="67.95" calcext:value-type="float">
            <text:p>67,95</text:p>
          </table:table-cell>
          <table:table-cell office:value-type="float" office:value="64007" calcext:value-type="float">
            <text:p>64007</text:p>
          </table:table-cell>
          <table:table-cell office:value-type="float" office:value="1898" calcext:value-type="float">
            <text:p>1898</text:p>
          </table:table-cell>
          <table:table-cell office:value-type="float" office:value="2.96" calcext:value-type="float">
            <text:p>2,96</text:p>
          </table:table-cell>
        </table:table-row>
        <table:table-row table:style-name="ro1">
          <table:table-cell office:value-type="string" calcext:value-type="string">
            <text:p>Příbram</text:p>
          </table:table-cell>
          <table:table-cell office:value-type="float" office:value="92780" calcext:value-type="float">
            <text:p>92780</text:p>
          </table:table-cell>
          <table:table-cell office:value-type="float" office:value="57829" calcext:value-type="float">
            <text:p>57829</text:p>
          </table:table-cell>
          <table:table-cell office:value-type="float" office:value="62.33" calcext:value-type="float">
            <text:p>62,33</text:p>
          </table:table-cell>
          <table:table-cell office:value-type="float" office:value="57347" calcext:value-type="float">
            <text:p>57347</text:p>
          </table:table-cell>
          <table:table-cell office:value-type="float" office:value="1668" calcext:value-type="float">
            <text:p>1668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string" calcext:value-type="string">
            <text:p>Rakovník</text:p>
          </table:table-cell>
          <table:table-cell office:value-type="float" office:value="44458" calcext:value-type="float">
            <text:p>44458</text:p>
          </table:table-cell>
          <table:table-cell office:value-type="float" office:value="26241" calcext:value-type="float">
            <text:p>26241</text:p>
          </table:table-cell>
          <table:table-cell office:value-type="float" office:value="59.02" calcext:value-type="float">
            <text:p>59,02</text:p>
          </table:table-cell>
          <table:table-cell office:value-type="float" office:value="26005" calcext:value-type="float">
            <text:p>26005</text:p>
          </table:table-cell>
          <table:table-cell office:value-type="float" office:value="732" calcext:value-type="float">
            <text:p>732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table-cell office:value-type="string" calcext:value-type="string">
            <text:p>celkem</text:p>
          </table:table-cell>
          <table:table-cell table:formula="of:=SUM([.B3:.B14])" office:value-type="float" office:value="1015308" calcext:value-type="float">
            <text:p>1015308</text:p>
          </table:table-cell>
          <table:table-cell table:formula="of:=SUM([.C3:.C14])" office:value-type="float" office:value="622190" calcext:value-type="float">
            <text:p>622190</text:p>
          </table:table-cell>
          <table:table-cell table:style-name="ce3" table:formula="of:=[.C15]/[.B15]*100" office:value-type="float" office:value="61.280911802133" calcext:value-type="float">
            <text:p>61,28</text:p>
          </table:table-cell>
          <table:table-cell table:formula="of:=SUM([.E3:.E14])" office:value-type="float" office:value="616963" calcext:value-type="float">
            <text:p>616963</text:p>
          </table:table-cell>
          <table:table-cell table:formula="of:=SUM([.F3:.F14])" office:value-type="float" office:value="17068" calcext:value-type="float">
            <text:p>17068</text:p>
          </table:table-cell>
          <table:table-cell table:style-name="ce3" table:formula="of:=[.F15]/[.E15]*100" office:value-type="float" office:value="2.76645439029569" calcext:value-type="float">
            <text:p>2,77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Do tabulky nejsou zahrnuti voliči hlasující ze zahraničí.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0">00.00.0000</text:date>, <text:time style:data-style-name="N2" text:time-value="18:36:17.45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17:10:55.362000000</meta:creation-date>
    <dc:date>2016-07-10T19:26:48.112000000</dc:date>
    <meta:editing-duration>PT1H50S</meta:editing-duration>
    <meta:editing-cycles>16</meta:editing-cycles>
    <meta:generator>LibreOffice/5.1.3.2$Windows_X86_64 LibreOffice_project/644e4637d1d8544fd9f56425bd6cec110e49301b</meta:generator>
    <meta:document-statistic meta:table-count="1" meta:cell-count="100" meta:object-count="0"/>
  </office:meta>
</office:document-meta>
</file>